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ff" draw:marker-start-width="0.35cm" draw:marker-end="Arrowheads_20_1" draw:marker-end-width="0.4cm" draw:fill-color="#ffff00" draw:textarea-vertical-align="middle" draw:auto-grow-height="false" fo:min-height="2.904cm" fo:min-width="0.348cm" fo:padding-top="0.175cm" fo:padding-bottom="0.175cm" fo:padding-left="0.3cm" fo:padding-right="0.3cm" fo:wrap-option="wrap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cm" svg:height="8cm" svg:x="4cm" svg:y="2cm">
          <text:p/>
          <draw:enhanced-geometry svg:viewBox="0 0 21600 21600" draw:mirror-horizontal="true" draw:glue-points="21600 0 0 10800 21600 21600 ?f0 10800" draw:text-areas="?f1 ?f10 21600 ?f11" draw:type="non-primitive" draw:modifiers="13207.9184163167" draw:enhanced-path="M 21600 0 C ?f3 ?f4 ?f0 5080 ?f0 10800 ?f0 16520 ?f3 ?f5 21600 21600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egina Henschel</meta:initial-creator>
    <meta:creation-date>2022-03-20T18:59:22.654000000</meta:creation-date>
    <dc:date>2022-03-20T19:15:17.126000000</dc:date>
    <dc:creator>Regina Henschel</dc:creator>
    <meta:editing-duration>PT3M36S</meta:editing-duration>
    <meta:editing-cycles>3</meta:editing-cycles>
    <meta:generator>B2020/7.4.0.0.alpha0$Windows_X86_64 LibreOffice_project/c4afafa317f2e0adf56deffc4dc9f73ca4d45c6d</meta:generator>
    <meta:document-statistic meta:object-count="24"/>
  </office:meta>
</office:document-meta>
</file>